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Mono derivative Powerline" svg:font-family="'Ubuntu Mono derivative Powerline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Horizontal_20_Line">
      <style:text-properties style:font-name="Ubuntu Mono derivative Powerline" officeooo:paragraph-rsid="001e32c8"/>
    </style:style>
    <style:style style:name="P2" style:family="paragraph" style:parent-style-name="Standard">
      <style:paragraph-properties fo:text-align="start" style:justify-single-word="false"/>
      <style:text-properties style:font-name="Ubuntu Mono derivative Powerline" fo:font-size="14pt" fo:font-weight="bold" officeooo:rsid="000522ed" officeooo:paragraph-rsid="001e32c8" style:font-size-asian="12.25pt" style:font-weight-asian="bold" style:font-size-complex="14pt" style:font-weight-complex="bold"/>
    </style:style>
    <style:style style:name="P3" style:family="paragraph" style:parent-style-name="Standard">
      <style:text-properties style:font-name="Ubuntu Mono derivative Powerline" officeooo:rsid="000522ed" officeooo:paragraph-rsid="001e32c8"/>
    </style:style>
    <style:style style:name="P4" style:family="paragraph" style:parent-style-name="Standard">
      <style:paragraph-properties fo:text-align="center" style:justify-single-word="false"/>
      <style:text-properties style:font-name="Ubuntu Mono derivative Powerline" fo:font-size="18pt" officeooo:rsid="000522ed" officeooo:paragraph-rsid="001e32c8" style:font-size-asian="15.75pt" style:font-size-complex="18pt"/>
    </style:style>
    <style:style style:name="P5" style:family="paragraph" style:parent-style-name="Standard" style:list-style-name="L1">
      <style:paragraph-properties fo:text-align="start" style:justify-single-word="false"/>
      <style:text-properties style:font-name="Ubuntu Mono derivative Powerline" fo:font-size="12pt" fo:font-weight="normal" officeooo:rsid="001e32c8" officeooo:paragraph-rsid="001e32c8" style:font-size-asian="10.5pt" style:font-weight-asian="normal" style:font-size-complex="12pt" style:font-weight-complex="normal"/>
    </style:style>
    <style:style style:name="T1" style:family="text">
      <style:text-properties officeooo:rsid="001bfe42"/>
    </style:style>
    <style:style style:name="T2" style:family="text">
      <style:text-properties officeooo:rsid="001e32c8"/>
    </style:style>
    <style:style style:name="T3" style:family="text">
      <style:text-properties fo:font-weight="normal" style:font-weight-asian="normal" style:font-weight-complex="normal"/>
    </style:style>
    <text:list-style style:name="L1">
      <text:list-level-style-number text:level="1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Dominic DiPasquale</text:p>
      <text:p text:style-name="P3">CS1567 Introduction to Machine Learning</text:p>
      <text:p text:style-name="P3">Professor Milos Hauskrecht</text:p>
      <text:p text:style-name="P1"/>
      <text:p text:style-name="P4">Problem Assignment <text:span text:style-name="T2">5</text:span></text:p>
      <text:p text:style-name="P2">Problem 1:</text:p>
      <text:list xml:id="list2539236056" text:style-name="L1">
        <text:list-item>
          <text:p text:style-name="P5">N/A</text:p>
        </text:list-item>
        <text:list-item>
          <text:p text:style-name="P5">N/A</text:p>
        </text:list-item>
        <text:list-item>
          <text:p text:style-name="P5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 Mono derivative Powerline" svg:font-family="'Ubuntu Mono derivative Powerline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9T13:22:57.419480000</meta:creation-date>
    <meta:generator>LibreOffice/5.4.1.2$MacOSX_X86_64 LibreOffice_project/ea7cb86e6eeb2bf3a5af73a8f7777ac570321527</meta:generator>
    <dc:date>2017-10-09T20:37:02.898689000</dc:date>
    <meta:editing-duration>PT7H3M27S</meta:editing-duration>
    <meta:editing-cycles>1</meta:editing-cycles>
    <meta:document-statistic meta:table-count="0" meta:image-count="0" meta:object-count="0" meta:page-count="1" meta:paragraph-count="8" meta:word-count="20" meta:character-count="128" meta:non-whitespace-character-count="118"/>
  </office:meta>
</office:document-meta>
</file>